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varArgs( String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ingVarargsTest.shouldStubStringVar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singVarargsTest.shouldVerifyWith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ingVarargsTest.shouldVerifyBooleanVar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ingVarargsTest.shouldVerifyStringVar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ingVarargsTest.shouldMatchEasilyEmptyVa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ingVarargsTest.shouldVerifyObjectVarar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ingVarargsTest.shouldStubCorrectlyWhenDoubleStringAndMixedVararg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ingVarargsTest.shouldVerifyWithNullVarAr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ingVarargsTest.shouldStubCorrectlyWhenMixedVararg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ingVarargsTest.shouldStubBoolean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